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493cm" fo:min-width="2.5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499cm" fo:min-width="3.9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5cm" fo:min-width="3.9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1.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6.709cm" fo:min-width="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1.958cm" fo:min-width="1.0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4.346cm" fo:min-width="1.0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1" svg:stroke-width="0.018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665cm" fo:min-width="3.01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4.033cm" fo:min-width="0.13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2.641cm" fo:min-width="0.13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493cm" fo:min-width="3.9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6.539cm" fo:min-width="1.00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493cm" fo:min-width="4.04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1.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4cm" fo:min-width="2.9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937cm" fo:min-width="0.1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0.848cm" fo:min-width="3.2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1" svg:stroke-width="0.018cm" svg:stroke-color="#000000" draw:stroke-linejoin="round" draw:fill="none" draw:textarea-vertical-align="top" draw:auto-grow-height="false" fo:min-height="17.65cm" fo:min-width="6.12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493cm" fo:min-width="4.074cm" fo:padding-top="0.125cm" fo:padding-bottom="0.125cm" fo:padding-left="0.25cm" fo:padding-right="0.25cm" fo:wrap-option="wrap"/>
    </style:style>
    <style:style style:name="gr2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8.47cm" fo:min-width="33.02cm" fo:padding-top="0.165cm" fo:padding-bottom="0.165cm" fo:padding-left="0.29cm" fo:padding-right="0.29cm"/>
    </style:style>
    <style:style style:name="gr26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office:forms form:automatic-focus="false" form:apply-design-mode="false"/>
        <draw:custom-shape draw:name="CustomShape 2" draw:style-name="gr1" draw:text-style-name="P1" draw:layer="layout" svg:width="3.249cm" svg:height="4.691cm" svg:x="0.47cm" svg:y="11.708cm">
          <text:p/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" draw:text-style-name="P3" draw:layer="layout" svg:width="4.708cm" svg:height="1.903cm" svg:x="5.6cm" svg:y="2.2cm">
          <text:p text:style-name="P2"><text:span text:style-name="T1">ConfigData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3" draw:text-style-name="P3" draw:layer="layout" svg:width="3.2cm" svg:height="1.903cm" svg:x="30.27cm" svg:y="9.01cm">
          <text:p text:style-name="P2"><text:span text:style-name="T1">Log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" draw:text-style-name="P3" draw:layer="layout" svg:width="4.708cm" svg:height="1.903cm" svg:x="5.6cm" svg:y="5.276cm">
          <text:p text:style-name="P2"><text:span text:style-name="T1">Bookmark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" draw:text-style-name="P3" draw:layer="layout" svg:width="4.708cm" svg:height="1.903cm" svg:x="5.6cm" svg:y="11.708cm">
          <text:p text:style-name="P2"><text:span text:style-name="T1">SearchQuery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2" draw:text-style-name="P3" draw:layer="layout" svg:width="4.708cm" svg:height="1.903cm" svg:x="5.6cm" svg:y="8.379cm">
          <text:p text:style-name="P2"><text:span text:style-name="T1">Dataset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4" draw:text-style-name="P3" draw:layer="layout" svg:width="4.6cm" svg:height="1.909cm" svg:x="17.274cm" svg:y="15.696cm">
          <text:p text:style-name="P2"><text:span text:style-name="T1">Results</text:span></text:p>
          <text:p text:style-name="P2"><text:span text:style-name="T1">PageWidget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4" draw:text-style-name="P3" draw:layer="layout" svg:width="4.6cm" svg:height="1.909cm" svg:x="17.274cm" svg:y="11.296cm">
          <text:p text:style-name="P2"><text:span text:style-name="T1">Parameter</text:span></text:p>
          <text:p text:style-name="P2"><text:span text:style-name="T1">PageWidget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4" draw:text-style-name="P3" draw:layer="layout" svg:width="4.6cm" svg:height="1.909cm" svg:x="17.274cm" svg:y="4.4cm">
          <text:p text:style-name="P2"><text:span text:style-name="T1">Viewer</text:span></text:p>
          <text:p text:style-name="P2"><text:span text:style-name="T1">PageWidget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5" draw:text-style-name="P3" draw:layer="layout" svg:width="4.6cm" svg:height="1.91cm" svg:x="17.274cm" svg:y="13.496cm">
          <text:p text:style-name="P2"><text:span text:style-name="T1">Confirmation</text:span></text:p>
          <text:p text:style-name="P2"><text:span text:style-name="T1">PageWidget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6" draw:text-style-name="P4" draw:layer="layout" svg:width="1.8cm" svg:height="0.01cm" svg:x="3.72cm" svg:y="12.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21" draw:style-name="gr2" draw:text-style-name="P5" draw:layer="layout" svg:width="4.203cm" svg:height="1.903cm" svg:x="11.565cm" svg:y="9.009cm">
          <text:p text:style-name="P2"><text:span text:style-name="T1">MainWindow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7" draw:text-style-name="P4" draw:layer="layout" svg:width="1.5cm" svg:height="6.959cm" svg:x="15.768cm" svg:y="2.99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5" draw:style-name="gr8" draw:text-style-name="P4" draw:layer="layout" svg:width="1.5cm" svg:height="2.207cm" svg:x="15.774cm" svg:y="9.96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6" draw:style-name="gr9" draw:text-style-name="P4" draw:layer="layout" svg:width="1.506cm" svg:height="4.595cm" svg:x="15.768cm" svg:y="9.96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10" draw:text-style-name="P7" draw:layer="layout" svg:width="3.067cm" svg:height="1.097cm" svg:x="6.761cm" svg:y="0.549cm">
          <text:p text:style-name="P6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" draw:text-style-name="P7" draw:layer="layout" svg:width="3.067cm" svg:height="1.097cm" svg:x="16.722cm" svg:y="0.417cm">
          <text:p text:style-name="P6"><text:span text:style-name="T2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4" draw:layer="layout" svg:width="11.599cm" svg:height="17.899cm" svg:x="11.274cm" svg:y="0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4" draw:layer="layout" svg:width="5.97cm" svg:height="17.899cm" svg:x="4.989cm" svg:y="0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2" draw:text-style-name="P4" draw:layer="layout" svg:width="0.688cm" svg:height="0.052cm" draw:transform="rotate (0.0349065850398866) translate (16.574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5" draw:style-name="gr13" draw:text-style-name="P3" draw:layer="layout" svg:width="3.6cm" svg:height="0.999cm" svg:x="18.274cm" svg:y="8.696cm">
          <text:p text:style-name="P2"><text:span text:style-name="T3">PhotoView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6" draw:style-name="gr13" draw:text-style-name="P3" draw:layer="layout" svg:width="3.6cm" svg:height="0.999cm" svg:x="18.274cm" svg:y="10.057cm">
          <text:p text:style-name="P2"><text:span text:style-name="T3">VideoView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7" draw:style-name="gr14" draw:text-style-name="P4" draw:layer="layout" svg:width="0.633cm" svg:height="4.282cm" svg:x="17.641cm" svg:y="6.3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8" draw:style-name="gr15" draw:text-style-name="P4" draw:layer="layout" svg:width="0.633cm" svg:height="2.89cm" svg:x="17.641cm" svg:y="6.3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9" draw:style-name="gr16" draw:text-style-name="P3" draw:layer="layout" svg:width="4.6cm" svg:height="1.903cm" svg:x="17.274cm" svg:y="2.2cm">
          <text:p text:style-name="P2"><text:span text:style-name="T1">Library</text:span></text:p>
          <text:p text:style-name="P2"><text:span text:style-name="T1">PageWidget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0" draw:style-name="gr17" draw:text-style-name="P4" draw:layer="layout" svg:width="1.506cm" svg:height="6.788cm" svg:x="15.768cm" svg:y="10.01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Shape 42" draw:style-name="gr10" draw:text-style-name="P8" draw:layer="layout" svg:width="3.703cm" svg:height="1.8cm" svg:x="0.25cm" svg:y="12cm">
          <text:p text:style-name="P2"><text:span text:style-name="T4">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" draw:text-style-name="P3" draw:layer="layout" svg:width="2.999cm" svg:height="1.909cm" svg:x="0.6cm" svg:y="14.096cm">
          <text:p text:style-name="P2"><text:span text:style-name="T3">Test</text:span></text:p>
          <text:p text:style-name="P2"><text:span text:style-name="T3">Algorithm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8" draw:text-style-name="P3" draw:layer="layout" svg:width="4.708cm" svg:height="1.903cm" svg:x="5.6cm" svg:y="14.297cm">
          <text:p text:style-name="P2"><text:span text:style-name="T1">SearchResult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19" draw:text-style-name="P4" draw:layer="layout" svg:width="1.9cm" svg:height="0.01cm" draw:transform="rotate (-3.14159265358979) translate (5.619cm 15.1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35" draw:style-name="gr20" draw:text-style-name="P3" draw:layer="layout" svg:width="3.6cm" svg:height="1.8cm" svg:x="18.274cm" svg:y="6.6cm">
          <text:p text:style-name="P2"><text:span text:style-name="T3">SingleFrame</text:span></text:p>
          <text:p text:style-name="P2"><text:span text:style-name="T3">VideoView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8" draw:style-name="gr21" draw:text-style-name="P4" draw:layer="layout" svg:width="0.679cm" svg:height="1.186cm" svg:x="17.634cm" svg:y="6.3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" draw:style-name="gr18" draw:text-style-name="P3" draw:layer="layout" svg:width="4.708cm" svg:height="1.903cm" svg:x="23.981cm" svg:y="16.244cm">
          <text:p text:style-name="P2"><text:span text:style-name="T1">SearchResult</text:span></text:p>
          <text:p text:style-name="P2"><text:span text:style-name="T1">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8" draw:text-style-name="P3" draw:layer="layout" svg:width="4.708cm" svg:height="1.903cm" svg:x="24.081cm" svg:y="10.644cm">
          <text:p text:style-name="P2"><text:span text:style-name="T1">Navigato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18" draw:text-style-name="P3" draw:layer="layout" svg:width="4.708cm" svg:height="1.903cm" svg:x="24.081cm" svg:y="13.444cm">
          <text:p text:style-name="P2"><text:span text:style-name="T1">Search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9" draw:style-name="gr22" draw:text-style-name="P9" draw:layer="layout" svg:width="3.729cm" svg:height="1.097cm" svg:x="24.753cm" svg:y="0.523cm">
          <text:p text:style-name="P6"><text:span text:style-name="T2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4" draw:layer="layout" svg:width="6.623cm" svg:height="17.899cm" svg:x="23.181cm" svg:y="0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3" draw:layer="layout" svg:width="4.734cm" svg:height="1.903cm" svg:x="24.081cm" svg:y="2.244cm">
          <text:p text:style-name="P2"><text:span text:style-name="T1">MainControl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4" draw:text-style-name="P3" draw:layer="layout" svg:width="4.734cm" svg:height="1.903cm" svg:x="24.081cm" svg:y="7.844cm">
          <text:p text:style-name="P2"><text:span text:style-name="T1">Bookmark</text:span></text:p>
          <text:p text:style-name="P2"><text:span text:style-name="T1">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4" draw:text-style-name="P3" draw:layer="layout" svg:width="4.734cm" svg:height="1.903cm" svg:x="24.081cm" svg:y="5.044cm">
          <text:p text:style-name="P2"><text:span text:style-name="T1">MainWindow</text:span></text:p>
          <text:p text:style-name="P2"><text:span text:style-name="T1">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5" draw:text-style-name="P10" draw:layer="layout" svg:width="33.6cm" svg:height="18.8cm" svg:x="0.1cm" svg:y="0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ound" draw:dots2="1" draw:dots2-length="245%" draw:distance="17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5T18:01:48.623000000</dc:date>
    <meta:editing-duration>PT25M32S</meta:editing-duration>
    <meta:editing-cycles>6</meta:editing-cycles>
    <meta:generator>LibreOffice/4.4.6.3$Windows_x86 LibreOffice_project/e8938fd3328e95dcf59dd64e7facd2c7d67c704d</meta:generator>
    <meta:document-statistic meta:object-count="61"/>
  </office:meta>
</office:document-meta>
</file>